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textarea-vertical-align="middle"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r8" style:family="presentation" style:parent-style-name="Default-title">
      <style:graphic-properties fo:min-height="2.09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6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5cm" fo:margin-bottom="0cm"/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top="0.8cm" fo:margin-bottom="0cm"/>
    </style:style>
    <style:style style:name="P13" style:family="paragraph">
      <style:paragraph-properties fo:margin-top="0.8cm" fo:margin-bottom="0cm"/>
      <style:text-properties fo:font-size="26pt" style:font-size-asian="26pt" style:font-size-complex="26pt"/>
    </style:style>
    <style:style style:name="P14" style:family="paragraph">
      <style:paragraph-properties fo:margin-left="0.952cm" fo:margin-right="0cm" fo:margin-top="0.8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style:paragraph-properties>
        <style:tab-stops>
          <style:tab-stop style:position="10.048cm"/>
        </style:tab-stops>
      </style:paragraph-properties>
    </style:style>
    <style:style style:name="P17" style:family="paragraph">
      <style:paragraph-properties fo:text-align="center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style="italic" style:font-style-asian="italic" style:font-style-complex="italic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80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ff0000"/>
    </style:style>
    <style:style style:name="T17" style:family="text">
      <style:text-properties style:font-name="Liberation Mono"/>
    </style:style>
    <style:style style:name="T18" style:family="text">
      <style:text-properties fo:color="#ce181e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80"/>
    </style:style>
    <style:style style:name="T23" style:family="text">
      <style:text-properties fo:color="#008000"/>
    </style:style>
    <style:style style:name="T24" style:family="text">
      <style:text-properties fo:color="#ce181e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Feedback on English Use and Software Process Homework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With guidance on grading of written work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Communication is Important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p text:style-name="P5"><text:span text:style-name="T2">Communication is one of the most important factors in success or failure of any IT project.</text:span></text:p>
            <text:p text:style-name="P5"><text:span text:style-name="T2"/></text:p>
            <text:p text:style-name="P5"><text:span text:style-name="T1"><text:s/></text:span></text:p>
            <text:p text:style-name="P5"><text:span text:style-name="T1"/></text:p>
            <text:p text:style-name="P5"><text:span text:style-name="T1"/></text:p>
            <text:list text:style-name="L3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 presentation:user-transformed="true">
          <draw:text-box>
            <text:p>Communication in a Skill for S.E.</text:p>
          </draw:text-box>
        </draw:frame>
        <draw:frame presentation:style-name="pr6" draw:text-style-name="P7" draw:layer="layout" svg:width="21.956cm" svg:height="13.637cm" svg:x="1.874cm" svg:y="3.889cm" presentation:class="outline" presentation:user-transformed="true">
          <draw:text-box>
            <text:list text:style-name="L2">
              <text:list-item>
                <text:p><text:span text:style-name="T3">To work on a team project, you must communicate effectively.</text:span></text:p>
              </text:list-item>
              <text:list-item>
                <text:p><text:span text:style-name="T3"/></text:p>
              </text:list-item>
              <text:list-item>
                <text:p><text:span text:style-name="T2">Many errors come from misinterpretation of communicated information.</text:span></text:p>
              </text:list-item>
              <text:list-item>
                <text:p><text:span text:style-name="T2"/></text:p>
              </text:list-item>
              <text:list-item>
                <text:p><text:span text:style-name="T4">Therefore</text:span><text:span text:style-name="T2">, accurate communication will be a part of work evaluation in ISP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 presentation:user-transformed="true">
          <draw:text-box>
            <text:p>My Approach to Grading</text:p>
          </draw:text-box>
        </draw:frame>
        <draw:frame presentation:style-name="pr6" draw:text-style-name="P10" draw:layer="layout" svg:width="22.306cm" svg:height="14.907cm" svg:x="1.524cm" svg:y="3.889cm" presentation:class="outline" presentation:user-transformed="true">
          <draw:text-box>
            <text:list text:style-name="L2">
              <text:list-item>
                <text:p text:style-name="P9"><text:span text:style-name="T3">Grade based on what you actually write, not based on what I </text:span><text:span text:style-name="T5">infer</text:span><text:span text:style-name="T3"> you were </text:span><text:span text:style-name="T5">trying</text:span><text:span text:style-name="T6"> to communicate</text:span><text:span text:style-name="T7">.</text:span></text:p>
              </text:list-item>
              <text:list-item>
                <text:p text:style-name="P9"><text:span text:style-name="T7">Why?</text:span></text:p>
              </text:list-item>
            </text:list>
            <text:list text:style-name="L5">
              <text:list-item>
                <text:p text:style-name="P9"><text:span text:style-name="T7">Communication is an ISP skill. </text:span></text:p>
              </text:list-item>
              <text:list-item>
                <text:p text:style-name="P9"><text:span text:style-name="T7">Grading based on </text:span><text:span text:style-name="T5">inference</text:span><text:span text:style-name="T7"> is too subjective.</text:span></text:p>
              </text:list-item>
              <text:list-item>
                <text:p text:style-name="P9"><text:span text:style-name="T7">English skill will help you get a job.</text:span></text:p>
              </text:list-item>
            </text:list>
            <text:list text:style-name="L2">
              <text:list-header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Scoring Guidelines</text:p>
          </draw:text-box>
        </draw:frame>
        <draw:frame presentation:style-name="pr6" draw:text-style-name="P10" draw:layer="layout" svg:width="22.306cm" svg:height="14.145cm" svg:x="1.524cm" svg:y="3.889cm" presentation:class="outline" presentation:user-transformed="true">
          <draw:text-box>
            <text:list text:style-name="L2">
              <text:list-item>
                <text:p text:style-name="P12"><text:span text:style-name="T7">1. If an answer states something that is false, it's wrong.</text:span></text:p>
              </text:list-item>
              <text:list-item>
                <text:p text:style-name="P12"><text:span text:style-name="T7">2. A correct statement with invalid or irrelevant reason is wrong.</text:span></text:p>
              </text:list-item>
              <text:list-item>
                <text:p text:style-name="P12"><text:span text:style-name="T7">3. Answer with faulty reasoning or logic is marked at least partially wrong.</text:span></text:p>
              </text:list-item>
              <text:list-item>
                <text:p text:style-name="P12"><text:span text:style-name="T7">4. Answer I can't understand due to poor English is wrong.</text:span></text:p>
              </text:list-item>
              <text:list-item>
                <text:p text:style-name="P12"><text:span text:style-name="T7">5. Deduction for very poor grammar, punctuation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Student Guidelines</text:p>
          </draw:text-box>
        </draw:frame>
        <draw:frame presentation:style-name="pr6" draw:text-style-name="P13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12"><text:span text:style-name="T8">1. Use the vocabulary correctly.</text:span><text:span text:style-name="T8"><text:line-break/></text:span><text:span text:style-name="T8"><text:tab/></text:span><text:span text:style-name="T8">Craig Larman: "</text:span><text:span text:style-name="T9">use the domain vocabulary</text:span><text:span text:style-name="T8">"</text:span></text:p>
              </text:list-item>
              <text:list-item>
                <text:p text:style-name="P12"><text:span text:style-name="T8">2. Use clear, descriptive terms. </text:span><text:span text:style-name="T8"><text:line-break/></text:span><text:span text:style-name="T8">"easy", "good" are not descriptive by themselves.</text:span></text:p>
              </text:list-item>
              <text:list-item>
                <text:p text:style-name="P12"><text:span text:style-name="T8">3. Read everything you write - is it clear and accurate?</text:span></text:p>
              </text:list-item>
              <text:list-item>
                <text:p text:style-name="P12"><text:span text:style-name="T8">4. Apply solid reasoning. Don't write things that are clearly not true or weak logic.</text:span></text:p>
              </text:list-item>
              <text:list-item>
                <text:p text:style-name="P12"><text:span text:style-name="T8">5. Write complete sentenc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More Student Guideline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6. Use a good spelling and grammar checker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Examples</text:p>
          </draw:text-box>
        </draw:frame>
        <draw:frame presentation:style-name="pr6" draw:layer="layout" svg:width="21.956cm" svg:height="14.907cm" svg:x="1.874cm" svg:y="3.889cm" presentation:class="outline" presentation:user-transformed="true">
          <draw:text-box>
            <text:list text:style-name="L2">
              <text:list-item>
                <text:p><text:span text:style-name="T10">“</text:span><text:span text:style-name="T10">Goal is clear and the team can hit the goal within the time”</text:span></text:p>
              </text:list-item>
              <text:list-item>
                <text:p><text:s text:c="3"/>Lacks justification &amp; may be false; not specific to I&amp;I; "hit", "within the time" too vague (use the vocab.).</text:p>
              </text:list-item>
              <text:list-item>
                <text:p text:style-name="P14"><text:span text:style-name="T10">“</text:span><text:span text:style-name="T10">Using analyzing analyses requirements from customers by using analyst to handle this job.”</text:span></text:p>
              </text:list-item>
              <text:list-item>
                <text:p><text:s text:c="3"/>Any process can do this; English errors</text:p>
              </text:list-item>
              <text:list-item>
                <text:p text:style-name="P12"><text:span text:style-name="T10">"can revert changes to fix errors"</text:span></text:p>
              </text:list-item>
              <text:list-item>
                <text:p><text:s text:c="3"/>Any process can do this (use git), faulty logic.</text:p>
              </text:list-item>
              <text:list-item>
                <text:p><text:s text:c="3"/>Sentence should start with CAPITAL letter.</text:p>
              </text:list-item>
              <text:list-item>
                <text:p><text:span text:style-name="T10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Weak Reasoning</text:p>
          </draw:text-box>
        </draw:frame>
        <draw:frame presentation:style-name="pr6" draw:layer="layout" svg:width="21.956cm" svg:height="13.129cm" svg:x="1.874cm" svg:y="3.889cm" presentation:class="outline" presentation:user-transformed="true">
          <draw:text-box>
            <text:list text:style-name="L2">
              <text:list-item>
                <text:p text:style-name="P15"><text:span text:style-name="T10">“</text:span><text:span text:style-name="T10">Incremental ensures the functionality of each processes before moving to the next steps.”</text:span></text:p>
              </text:list-item>
              <text:list-item>
                <text:p><text:span text:style-name="T10"><text:s text:c="3"/></text:span><text:span text:style-name="T11">Wrong terms, weak logic, unsubstantiated claim</text:span></text:p>
              </text:list-item>
              <text:list-item>
                <text:p><text:span text:style-name="T10"/></text:p>
              </text:list-item>
              <text:list-item>
                <text:p><text:span text:style-name="T10">"You can go back after knowing you've made a mistake, and can be corrected step by step."</text:span></text:p>
              </text:list-item>
              <text:list-item>
                <text:p><text:span text:style-name="T12">"Correct it step by step" is vague, unsubstantiated claim. What steps? <text:s/>How is this specific to I&amp;I process?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"easy" to cover up poor answer</text:p>
          </draw:text-box>
        </draw:frame>
        <draw:frame presentation:style-name="pr6" draw:text-style-name="P9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9"><text:span text:style-name="T10">"it is </text:span><text:span text:style-name="T13">easier</text:span><text:span text:style-name="T10"> to find a problem and fix it"</text:span></text:p>
              </text:list-item>
              <text:list-item>
                <text:p text:style-name="P9"><text:span text:style-name="T10">"it is </text:span><text:span text:style-name="T13">easier</text:span><text:span text:style-name="T10"> to add new function at a time"</text:span></text:p>
              </text:list-item>
              <text:list-item>
                <text:p text:style-name="P9"><text:s text:c="3"/>How? <text:s/>These are claims w/o justification.</text:p>
              </text:list-item>
              <text:list-item>
                <text:p text:style-name="P9"><text:span text:style-name="T10"><text:s text:c="2"/></text:span><text:span text:style-name="T11">"Easy" doesn't explain how it helps the project. The work does not need to be "easy" to be successful.</text:span></text:p>
              </text:list-item>
              <text:list-item>
                <text:p text:style-name="P9"><text:span text:style-name="T10">"Iterative process has many </text:span><text:span text:style-name="T14">step</text:span><text:span text:style-name="T10"> that </text:span><text:span text:style-name="T14">divided from process</text:span><text:span text:style-name="T10"> and make project can manage and </text:span><text:span text:style-name="T14">handle</text:span><text:span text:style-name="T10"> </text:span><text:span text:style-name="T13">easier</text:span><text:span text:style-name="T10">."</text:span></text:p>
              </text:list-item>
              <text:list-item>
                <text:p text:style-name="P9"><text:s text:c="4"/>Misuse of <text:span text:style-name="T15">terms</text:span>. <text:s/><text:line-break/>Incomplete sentence -- handle <text:span text:style-name="T16">what</text:span> easier? <text:s/>Why does "easy" matter? 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Punctuation</text:p>
          </draw:text-box>
        </draw:frame>
        <draw:frame presentation:style-name="pr6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>Never leave space before <text:span text:style-name="T17">, . : ; ? ! )</text:span></text:p>
              </text:list-item>
              <text:list-item>
                <text:p/>
              </text:list-item>
              <text:list-item>
                <text:p>Leave a space after<text:span text:style-name="T17"> , . : ; ? ! )</text:span></text:p>
              </text:list-item>
              <text:list-item>
                <text:p>except when followed by a closing quote, parenthesis, or bracket.</text:p>
              </text:list-item>
              <text:list-item>
                <text:p>("Impossible!", he thought.) </text:p>
              </text:list-item>
              <text:list-item>
                <text:p/>
              </text:list-item>
              <text:list-item>
                <text:p>Examples:</text:p>
              </text:list-item>
              <text:list-item>
                <text:p>Precondition<text:span text:style-name="T18">s :</text:span> 2 or 3 <text:span text:style-name="T18">eggs ,</text:span> cooking oil, <text:span text:style-name="T18">the</text:span> pan</text:p>
              </text:list-item>
              <text:list-item>
                <text:p><text:span text:style-name="T18">Using</text:span> a Changing <text:span text:style-name="T18">bag(o</text:span>r you can <text:span text:style-name="T18">call</text:span> a darkroom <text:span text:style-name="T18">bag)to</text:span> <text:s/></text:p>
              </text:list-item>
              <text:list-item>
                <text:p text:style-name="P9">A <text:span text:style-name="T19">precondition</text:span><text:span text:style-name="T20"> is a criterion or state, not a list of nouns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Misuse of -ing</text:p>
          </draw:text-box>
        </draw:frame>
        <draw:frame presentation:style-name="pr6" draw:layer="layout" svg:width="22.51cm" svg:height="14.653cm" svg:x="1.874cm" svg:y="3.889cm" presentation:class="outline" presentation:user-transformed="true">
          <draw:text-box>
            <text:list text:style-name="L2">
              <text:list-item>
                <text:p>The -ing form of a verb is called the present participle.</text:p>
              </text:list-item>
              <text:list-item>
                <text:p>It cannot be used as a verb by itself.</text:p>
              </text:list-item>
              <text:list-item>
                <text:p><text:span text:style-name="T21">walk</text:span> - <text:span text:style-name="T22">verb</text:span></text:p>
              </text:list-item>
              <text:list-item>
                <text:p><text:span text:style-name="T21">walking</text:span> - <text:span text:style-name="T22">noun</text:span> or <text:span text:style-name="T22">adjective</text:span>.</text:p>
                <text:list>
                  <text:list-item>
                    <text:p>He <text:span text:style-name="T16">is</text:span> walking, a walking bird</text:p>
                  </text:list-item>
                </text:list>
              </text:list-item>
            </text:list>
            <text:p/>
            <text:p>Something to do: <text:s/>boil water</text:p>
            <text:p text:style-name="P9">Nothing to do: <text:s text:c="2"/>boiling water (<text:span text:style-name="T21">boiling</text:span><text:span text:style-name="T20"> describes the water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Tasks are something to do</text:p>
          </draw:text-box>
        </draw:frame>
        <draw:frame presentation:style-name="pr6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A task is <text:span text:style-name="T22">something to do</text:span>. <text:s/>A specific piece of work.</text:p>
              </text:list-item>
              <text:list-item>
                <text:p>It should contain a <text:span text:style-name="T22">verb</text:span> or <text:span text:style-name="T22">verb phrase</text:span>:</text:p>
              </text:list-item>
            </text:list>
            <text:p text:style-name="P16"/>
            <text:p text:style-name="P16"><text:span text:style-name="T23">Good</text:span>: <text:s/>feed the cats<text:tab/><text:tab/><text:span text:style-name="T16">Bad</text:span>: feeding the cats</text:p>
            <text:p text:style-name="P16"/>
            <text:p text:style-name="P16">"Feeding the cats" would be OK as an <text:span text:style-name="T10">Activity</text:span><text:span text:style-name="T21">, </text:span></text:p>
            <text:p text:style-name="P16"><text:span text:style-name="T20">like </text:span></text:p>
            <text:list text:style-name="L5">
              <text:list-item>
                <text:p text:style-name="P16"><text:span text:style-name="T10">Implementation</text:span><text:span text:style-name="T21"> </text:span></text:p>
              </text:list-item>
              <text:list-item>
                <text:p text:style-name="P16"><text:span text:style-name="T10">Acceptance</text:span><text:span text:style-name="T21"> </text:span><text:span text:style-name="T10">Testing</text:span><text:span text:style-name="T21"> </text:span></text:p>
              </text:list-item>
              <text:list-item>
                <text:p text:style-name="P16"><text:span text:style-name="T10">Project Planning</text:span><text:tab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What is taught in English 1 &amp; 2?</text:p>
          </draw:text-box>
        </draw:frame>
        <draw:frame presentation:style-name="pr6" draw:text-style-name="P7" draw:layer="layout" svg:width="21.956cm" svg:height="13.637cm" svg:x="1.874cm" svg:y="3.889cm" presentation:class="outline" presentation:user-transformed="true">
          <draw:text-box>
            <text:list text:style-name="L2">
              <text:list-header>
                <text:p text:style-name="P17"><text:span text:style-name="T6">Isn't this all covered in your English courses?</text:span></text:p>
              </text:list-header>
              <text:list-item>
                <text:p><text:span text:style-name="T3"/></text:p>
              </text:list-item>
              <text:list-item>
                <text:p><text:span text:style-name="T3">It is </text:span><text:span text:style-name="T24">basic</text:span><text:span text:style-name="T3"> stuff.</text:span></text:p>
              </text:list-item>
              <text:list-item>
                <text:p><text:span text:style-name="T3"/></text:p>
              </text:list-item>
              <text:list-item>
                <text:p><text:span text:style-name="T3">If it's not covered, you should ask for it!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08-20T12:42:48.517285494</meta:creation-date>
    <meta:editing-cycles>17</meta:editing-cycles>
    <meta:editing-duration>PT3H18M54S</meta:editing-duration>
    <meta:generator>LibreOffice/6.0.7.3$Linux_X86_64 LibreOffice_project/00m0$Build-3</meta:generator>
    <dc:date>2020-08-23T11:25:16.210368623</dc:date>
    <meta:document-statistic meta:object-count="160"/>
  </office:meta>
</office:document-meta>
</file>